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5-10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513714285714" calcext:value-type="float">
            <text:p>4.6351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232541935484" calcext:value-type="float">
            <text:p>3.5623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1948" calcext:value-type="float">
            <text:p>5.17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37264516129" calcext:value-type="float">
            <text:p>4.0753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2392" calcext:value-type="float">
            <text:p>3.2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7434" calcext:value-type="float">
            <text:p>1.567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87613793104" calcext:value-type="float">
            <text:p>1.57087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79432258065" calcext:value-type="float">
            <text:p>1.7587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10167741936" calcext:value-type="float">
            <text:p>1.9811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712" calcext:value-type="float">
            <text:p>2.1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88722580645" calcext:value-type="float">
            <text:p>2.2808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6392" calcext:value-type="float">
            <text:p>2.2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92325" calcext:value-type="float">
            <text:p>2.4339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83070967742" calcext:value-type="float">
            <text:p>2.172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3248" calcext:value-type="float">
            <text:p>1.93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846" calcext:value-type="float">
            <text:p>1.434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02416" calcext:value-type="float">
            <text:p>1.12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551019354839" calcext:value-type="float">
            <text:p>1.095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403586206897" calcext:value-type="float">
            <text:p>1.15403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869083870968" calcext:value-type="float">
            <text:p>1.3486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47175" calcext:value-type="float">
            <text:p>1.4884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14928" calcext:value-type="float">
            <text:p>1.63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24490322581" calcext:value-type="float">
            <text:p>1.73824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3072" calcext:value-type="float">
            <text:p>1.7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78451612903" calcext:value-type="float">
            <text:p>1.741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62064516129" calcext:value-type="float">
            <text:p>1.4876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73525" calcext:value-type="float">
            <text:p>1.3107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9012" calcext:value-type="float">
            <text:p>1.2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81184516129" calcext:value-type="float">
            <text:p>1.2181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22542857143" calcext:value-type="float">
            <text:p>1.3682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904825" calcext:value-type="float">
            <text:p>1.5290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985909677419" calcext:value-type="float">
            <text:p>1.379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7664" calcext:value-type="float">
            <text:p>1.35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483975" calcext:value-type="float">
            <text:p>1.3848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8" calcext:value-type="float">
            <text:p>1.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2825" calcext:value-type="float">
            <text:p>1.498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85238709677" calcext:value-type="float">
            <text:p>1.6088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9776" calcext:value-type="float">
            <text:p>1.54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7508" calcext:value-type="float">
            <text:p>1.3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286090322581" calcext:value-type="float">
            <text:p>1.3328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6548" calcext:value-type="float">
            <text:p>1.3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22451612903" calcext:value-type="float">
            <text:p>1.4522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8625" calcext:value-type="float">
            <text:p>1.566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836" calcext:value-type="float">
            <text:p>1.60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37470967742" calcext:value-type="float">
            <text:p>1.5723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488438709677" calcext:value-type="float">
            <text:p>1.864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90219354839" calcext:value-type="float">
            <text:p>1.9459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66477419355" calcext:value-type="float">
            <text:p>1.754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54477419355" calcext:value-type="float">
            <text:p>1.556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414" calcext:value-type="float">
            <text:p>1.407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46712" calcext:value-type="float">
            <text:p>1.2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965109677419" calcext:value-type="float">
            <text:p>1.239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86482758621" calcext:value-type="float">
            <text:p>1.33586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517" calcext:value-type="float">
            <text:p>1.469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81883870968" calcext:value-type="float">
            <text:p>1.610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284" calcext:value-type="float">
            <text:p>1.76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424675" calcext:value-type="float">
            <text:p>1.97424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9924" calcext:value-type="float">
            <text:p>2.4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361651612903" calcext:value-type="float">
            <text:p>2.683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7623" calcext:value-type="float">
            <text:p>2.317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61367741936" calcext:value-type="float">
            <text:p>1.8866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65574193548" calcext:value-type="float">
            <text:p>1.6086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350262068966" calcext:value-type="float">
            <text:p>1.64350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5396" calcext:value-type="float">
            <text:p>2.0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83875" calcext:value-type="float">
            <text:p>2.1388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66477419355" calcext:value-type="float">
            <text:p>2.135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18704516129" calcext:value-type="float">
            <text:p>2.2818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33875" calcext:value-type="float">
            <text:p>2.3293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2672" calcext:value-type="float">
            <text:p>2.5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958109090909" calcext:value-type="float">
            <text:p>2.55958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11535483871" calcext:value-type="float">
            <text:p>2.496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232977777778" calcext:value-type="float">
            <text:p>2.10232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CHN-0990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592" meta:object-count="0"/>
    <meta:user-defined meta:name="AppVersion">3.0</meta:user-defined>
  </office:meta>
</office:document-meta>
</file>